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0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arget Freq.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Vin (pk-pk)</text:p>
          </table:table-cell>
          <table:table-cell office:value-type="string" calcext:value-type="string">
            <text:p>Vout (pk-pk)</text:p>
          </table:table-cell>
          <table:table-cell office:value-type="string" calcext:value-type="string">
            <text:p>1-&gt;2 Phas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 dB</text:p>
          </table:table-cell>
          <table:table-cell table:number-columns-repeated="3"/>
          <table:table-cell office:value-type="string" calcext:value-type="string">
            <text:p>Targeted 3dB:</text:p>
          </table:table-cell>
          <table:table-cell table:formula="of:=MAX([.G2:.G24])/SQRT(2)" office:value-type="float" office:value="24.0882529854758" calcext:value-type="float">
            <text:p>24.0882529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0.1*[.A2])*5000000" office:value-type="float" office:value="5358867.31268147" calcext:value-type="float">
            <text:p>5.36E+006</text:p>
          </table:table-cell>
          <table:table-cell office:value-type="float" office:value="5360000" calcext:value-type="float">
            <text:p>5.36E+006</text:p>
          </table:table-cell>
          <table:table-cell office:value-type="float" office:value="0.32" calcext:value-type="float">
            <text:p>0.320</text:p>
          </table:table-cell>
          <table:table-cell office:value-type="float" office:value="0.54" calcext:value-type="float">
            <text:p>0.54</text:p>
          </table:table-cell>
          <table:table-cell office:value-type="float" office:value="-20" calcext:value-type="float">
            <text:p>-20.00</text:p>
          </table:table-cell>
          <table:table-cell table:formula="of:=[.E2]/[.D2]" office:value-type="float" office:value="1.6875" calcext:value-type="float">
            <text:p>1.69</text:p>
          </table:table-cell>
          <table:table-cell table:formula="of:=20*LOG10([.G2])" office:value-type="float" office:value="4.54487563006125" calcext:value-type="float">
            <text:p>4.54</text:p>
          </table:table-cell>
          <table:table-cell table:formula="of:=34.07/SQRT(2)" office:value-type="float" office:value="24.0911280350257" calcext:value-type="float">
            <text:p>24.0911280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0.1*[.A3])*5000000" office:value-type="float" office:value="5743491.77498518" calcext:value-type="float">
            <text:p>5.74E+006</text:p>
          </table:table-cell>
          <table:table-cell office:value-type="float" office:value="5740000" calcext:value-type="float">
            <text:p>5.74E+0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" calcext:value-type="float">
            <text:p>0.46</text:p>
          </table:table-cell>
          <table:table-cell office:value-type="float" office:value="-16" calcext:value-type="float">
            <text:p>-16.00</text:p>
          </table:table-cell>
          <table:table-cell table:formula="of:=[.E3]/[.D3]" office:value-type="float" office:value="1.40243902439024" calcext:value-type="float">
            <text:p>1.40</text:p>
          </table:table-cell>
          <table:table-cell table:formula="of:=20*LOG10([.G3])" office:value-type="float" office:value="2.9376797593979" calcext:value-type="float">
            <text:p>2.94</text:p>
          </table:table-cell>
          <table:table-cell table:formula="of:=0.364*[.I2]" office:value-type="float" office:value="8.76917060474935" calcext:value-type="float">
            <text:p>8.7691706047</text:p>
          </table:table-cell>
          <table:table-cell table:number-columns-repeated="2"/>
          <table:table-cell table:formula="of:=(10^0.1)^1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0.1*[.A4])*5000000" office:value-type="float" office:value="6155722.06672458" calcext:value-type="float">
            <text:p>6.16E+006</text:p>
          </table:table-cell>
          <table:table-cell office:value-type="float" office:value="6160000" calcext:value-type="float">
            <text:p>6.16E+0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" calcext:value-type="float">
            <text:p>0.40</text:p>
          </table:table-cell>
          <table:table-cell office:value-type="float" office:value="-153" calcext:value-type="float">
            <text:p>-153.00</text:p>
          </table:table-cell>
          <table:table-cell table:formula="of:=[.E4]/[.D4]" office:value-type="float" office:value="1.21951219512195" calcext:value-type="float">
            <text:p>1.22</text:p>
          </table:table-cell>
          <table:table-cell table:formula="of:=20*LOG10([.G4])" office:value-type="float" office:value="1.72372295232567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0.1*[.A5])*5000000" office:value-type="float" office:value="6597539.55386447" calcext:value-type="float">
            <text:p>6.60E+006</text:p>
          </table:table-cell>
          <table:table-cell office:value-type="float" office:value="6600000" calcext:value-type="float">
            <text:p>6.60E+0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" calcext:value-type="float">
            <text:p>0.42</text:p>
          </table:table-cell>
          <table:table-cell office:value-type="float" office:value="-51" calcext:value-type="float">
            <text:p>-51.00</text:p>
          </table:table-cell>
          <table:table-cell table:formula="of:=[.E5]/[.D5]" office:value-type="float" office:value="1.28048780487805" calcext:value-type="float">
            <text:p>1.28</text:p>
          </table:table-cell>
          <table:table-cell table:formula="of:=20*LOG10([.G5])" office:value-type="float" office:value="2.14750893372443" calcext:value-type="float">
            <text:p>2.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0.1*[.A6])*5000000" office:value-type="float" office:value="7071067.81186548" calcext:value-type="float">
            <text:p>7.07E+006</text:p>
          </table:table-cell>
          <table:table-cell office:value-type="float" office:value="7070000" calcext:value-type="float">
            <text:p>7.07E+0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" calcext:value-type="float">
            <text:p>0.48</text:p>
          </table:table-cell>
          <table:table-cell office:value-type="float" office:value="-90" calcext:value-type="float">
            <text:p>-90.00</text:p>
          </table:table-cell>
          <table:table-cell table:formula="of:=[.E6]/[.D6]" office:value-type="float" office:value="1.46341463414634" calcext:value-type="float">
            <text:p>1.46</text:p>
          </table:table-cell>
          <table:table-cell table:formula="of:=20*LOG10([.G6])" office:value-type="float" office:value="3.30734787327816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0.1*[.A7])*5000000" office:value-type="float" office:value="7578582.83255199" calcext:value-type="float">
            <text:p>7.58E+006</text:p>
          </table:table-cell>
          <table:table-cell office:value-type="float" office:value="7580000" calcext:value-type="float">
            <text:p>7.58E+0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6" calcext:value-type="float">
            <text:p>0.50</text:p>
          </table:table-cell>
          <table:table-cell office:value-type="float" office:value="-75" calcext:value-type="float">
            <text:p>-75.00</text:p>
          </table:table-cell>
          <table:table-cell table:formula="of:=[.E7]/[.D7]" office:value-type="float" office:value="1.51219512195122" calcext:value-type="float">
            <text:p>1.51</text:p>
          </table:table-cell>
          <table:table-cell table:formula="of:=20*LOG10([.G7])" office:value-type="float" office:value="3.59215665557037" calcext:value-type="float">
            <text:p>3.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0.1*[.A8])*5000000" office:value-type="float" office:value="8122523.96356235" calcext:value-type="float">
            <text:p>8.12E+006</text:p>
          </table:table-cell>
          <table:table-cell office:value-type="float" office:value="8120000" calcext:value-type="float">
            <text:p>8.12E+0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8" calcext:value-type="float">
            <text:p>0.61</text:p>
          </table:table-cell>
          <table:table-cell office:value-type="float" office:value="-84" calcext:value-type="float">
            <text:p>-84.00</text:p>
          </table:table-cell>
          <table:table-cell table:formula="of:=[.E8]/[.D8]" office:value-type="float" office:value="1.85365853658537" calcext:value-type="float">
            <text:p>1.85</text:p>
          </table:table-cell>
          <table:table-cell table:formula="of:=20*LOG10([.G8])" office:value-type="float" office:value="5.36059471122112" calcext:value-type="float">
            <text:p>5.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0.1*[.A9])*5000000" office:value-type="float" office:value="8705505.63296124" calcext:value-type="float">
            <text:p>8.71E+006</text:p>
          </table:table-cell>
          <table:table-cell office:value-type="float" office:value="8710000" calcext:value-type="float">
            <text:p>8.71E+006</text:p>
          </table:table-cell>
          <table:table-cell office:value-type="float" office:value="0.32" calcext:value-type="float">
            <text:p>0.320</text:p>
          </table:table-cell>
          <table:table-cell office:value-type="float" office:value="1.24" calcext:value-type="float">
            <text:p>1.24</text:p>
          </table:table-cell>
          <table:table-cell office:value-type="float" office:value="-66" calcext:value-type="float">
            <text:p>-66.00</text:p>
          </table:table-cell>
          <table:table-cell table:formula="of:=[.E9]/[.D9]" office:value-type="float" office:value="3.875" calcext:value-type="float">
            <text:p>3.88</text:p>
          </table:table-cell>
          <table:table-cell table:formula="of:=20*LOG10([.G9])" office:value-type="float" office:value="11.7654341368466" calcext:value-type="float">
            <text:p>11.7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0.1*[.A10])*5000000" office:value-type="float" office:value="9330329.91536808" calcext:value-type="float">
            <text:p>9.33E+006</text:p>
          </table:table-cell>
          <table:table-cell office:value-type="float" office:value="9330000" calcext:value-type="float">
            <text:p>9.33E+006</text:p>
          </table:table-cell>
          <table:table-cell office:value-type="float" office:value="0.32" calcext:value-type="float">
            <text:p>0.320</text:p>
          </table:table-cell>
          <table:table-cell office:value-type="float" office:value="3" calcext:value-type="float">
            <text:p>3.00</text:p>
          </table:table-cell>
          <table:table-cell office:value-type="float" office:value="-80" calcext:value-type="float">
            <text:p>-80.00</text:p>
          </table:table-cell>
          <table:table-cell table:formula="of:=[.E10]/[.D10]" office:value-type="float" office:value="9.375" calcext:value-type="float">
            <text:p>9.38</text:p>
          </table:table-cell>
          <table:table-cell table:formula="of:=20*LOG10([.G10])" office:value-type="float" office:value="19.4394255279951" calcext:value-type="float">
            <text:p>19.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0.1*[.A11])*5000000" office:value-type="float" office:value="10000000" calcext:value-type="float">
            <text:p>1.00E+007</text:p>
          </table:table-cell>
          <table:table-cell office:value-type="float" office:value="10000000" calcext:value-type="float">
            <text:p>1.00E+007</text:p>
          </table:table-cell>
          <table:table-cell office:value-type="float" office:value="0.328" calcext:value-type="float">
            <text:p>0.328</text:p>
          </table:table-cell>
          <table:table-cell office:value-type="float" office:value="1.32" calcext:value-type="float">
            <text:p>1.32</text:p>
          </table:table-cell>
          <table:table-cell office:value-type="float" office:value="104" calcext:value-type="float">
            <text:p>104.00</text:p>
          </table:table-cell>
          <table:table-cell table:formula="of:=[.E11]/[.D11]" office:value-type="float" office:value="4.02439024390244" calcext:value-type="float">
            <text:p>4.02</text:p>
          </table:table-cell>
          <table:table-cell table:formula="of:=20*LOG10([.G11])" office:value-type="float" office:value="12.0940017498834" calcext:value-type="float">
            <text:p>12.0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0.1*[.A12])*5000000" office:value-type="float" office:value="10717734.6253629" calcext:value-type="float">
            <text:p>1.07E+007</text:p>
          </table:table-cell>
          <table:table-cell office:value-type="float" office:value="10700000" calcext:value-type="float">
            <text:p>1.07E+007</text:p>
          </table:table-cell>
          <table:table-cell office:value-type="float" office:value="0.32" calcext:value-type="float">
            <text:p>0.320</text:p>
          </table:table-cell>
          <table:table-cell office:value-type="float" office:value="0.76" calcext:value-type="float">
            <text:p>0.76</text:p>
          </table:table-cell>
          <table:table-cell office:value-type="float" office:value="84" calcext:value-type="float">
            <text:p>84.00</text:p>
          </table:table-cell>
          <table:table-cell table:formula="of:=[.E12]/[.D12]" office:value-type="float" office:value="2.375" calcext:value-type="float">
            <text:p>2.38</text:p>
          </table:table-cell>
          <table:table-cell table:formula="of:=20*LOG10([.G12])" office:value-type="float" office:value="7.51327227921771" calcext:value-type="float">
            <text:p>7.5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0.1*[.A13])*5000000" office:value-type="float" office:value="11486983.5499704" calcext:value-type="float">
            <text:p>1.15E+007</text:p>
          </table:table-cell>
          <table:table-cell office:value-type="float" office:value="11500000" calcext:value-type="float">
            <text:p>1.15E+0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" calcext:value-type="float">
            <text:p>0.44</text:p>
          </table:table-cell>
          <table:table-cell office:value-type="float" office:value="81" calcext:value-type="float">
            <text:p>81.00</text:p>
          </table:table-cell>
          <table:table-cell table:formula="of:=[.E13]/[.D13]" office:value-type="float" office:value="1.34146341463415" calcext:value-type="float">
            <text:p>1.34</text:p>
          </table:table-cell>
          <table:table-cell table:formula="of:=20*LOG10([.G13])" office:value-type="float" office:value="2.55157665549017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0.1*[.A14])*5000000" office:value-type="float" office:value="12311444.1334492" calcext:value-type="float">
            <text:p>1.23E+007</text:p>
          </table:table-cell>
          <table:table-cell office:value-type="float" office:value="12300000" calcext:value-type="float">
            <text:p>1.23E+0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296" calcext:value-type="float">
            <text:p>0.30</text:p>
          </table:table-cell>
          <table:table-cell office:value-type="float" office:value="89" calcext:value-type="float">
            <text:p>89.00</text:p>
          </table:table-cell>
          <table:table-cell table:formula="of:=[.E14]/[.D14]" office:value-type="float" office:value="0.902439024390244" calcext:value-type="float">
            <text:p>0.90</text:p>
          </table:table-cell>
          <table:table-cell table:formula="of:=20*LOG10([.G14])" office:value-type="float" office:value="-0.891642653054811" calcext:value-type="float">
            <text:p>-0.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0.1*[.A15])*5000000" office:value-type="float" office:value="13195079.1077289" calcext:value-type="float">
            <text:p>1.32E+007</text:p>
          </table:table-cell>
          <table:table-cell office:value-type="float" office:value="13200000" calcext:value-type="float">
            <text:p>1.32E+007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8" calcext:value-type="float">
            <text:p>0.25</text:p>
          </table:table-cell>
          <table:table-cell office:value-type="float" office:value="96" calcext:value-type="float">
            <text:p>96.00</text:p>
          </table:table-cell>
          <table:table-cell table:formula="of:=[.E15]/[.D15]" office:value-type="float" office:value="0.738095238095238" calcext:value-type="float">
            <text:p>0.74</text:p>
          </table:table-cell>
          <table:table-cell table:formula="of:=20*LOG10([.G15])" office:value-type="float" office:value="-2.63775193127256" calcext:value-type="float">
            <text:p>-2.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0.1*[.A16])*5000000" office:value-type="float" office:value="14142135.623731" calcext:value-type="float">
            <text:p>1.41E+007</text:p>
          </table:table-cell>
          <table:table-cell office:value-type="float" office:value="14100000" calcext:value-type="float">
            <text:p>1.41E+0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4" calcext:value-type="float">
            <text:p>0.20</text:p>
          </table:table-cell>
          <table:table-cell office:value-type="float" office:value="127" calcext:value-type="float">
            <text:p>127.00</text:p>
          </table:table-cell>
          <table:table-cell table:formula="of:=[.E16]/[.D16]" office:value-type="float" office:value="0.621951219512195" calcext:value-type="float">
            <text:p>0.62</text:p>
          </table:table-cell>
          <table:table-cell table:formula="of:=20*LOG10([.G16])" office:value-type="float" office:value="-4.12487352571561" calcext:value-type="float">
            <text:p>-4.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9500000" calcext:value-type="float">
            <text:p>9.50E+006</text:p>
          </table:table-cell>
          <table:table-cell office:value-type="float" office:value="0.364" calcext:value-type="float">
            <text:p>0.364</text:p>
          </table:table-cell>
          <table:table-cell office:value-type="float" office:value="12.4" calcext:value-type="float">
            <text:p>12.40</text:p>
          </table:table-cell>
          <table:table-cell office:value-type="float" office:value="41" calcext:value-type="float">
            <text:p>41.00</text:p>
          </table:table-cell>
          <table:table-cell table:formula="of:=[.E17]/[.D17]" office:value-type="float" office:value="34.0659340659341" calcext:value-type="float">
            <text:p>34.07</text:p>
          </table:table-cell>
          <table:table-cell table:formula="of:=20*LOG10([.G17])" office:value-type="float" office:value="30.6464060302636" calcext:value-type="float">
            <text:p>30.6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605000" calcext:value-type="float">
            <text:p>9.61E+006</text:p>
          </table:table-cell>
          <table:table-cell office:value-type="float" office:value="0.344" calcext:value-type="float">
            <text:p>0.344</text:p>
          </table:table-cell>
          <table:table-cell office:value-type="float" office:value="8.56" calcext:value-type="float">
            <text:p>8.56</text:p>
          </table:table-cell>
          <table:table-cell office:value-type="float" office:value="83" calcext:value-type="float">
            <text:p>83.00</text:p>
          </table:table-cell>
          <table:table-cell table:formula="of:=[.E18]/[.D18]" office:value-type="float" office:value="24.8837209302326" calcext:value-type="float">
            <text:p>24.88</text:p>
          </table:table-cell>
          <table:table-cell table:formula="of:=20*LOG10([.G18])" office:value-type="float" office:value="27.9183064421125" calcext:value-type="float">
            <text:p>27.9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9470000" calcext:value-type="float">
            <text:p>9.47E+006</text:p>
          </table:table-cell>
          <table:table-cell office:value-type="float" office:value="0.312" calcext:value-type="float">
            <text:p>0.312</text:p>
          </table:table-cell>
          <table:table-cell office:value-type="float" office:value="8.4" calcext:value-type="float">
            <text:p>8.40</text:p>
          </table:table-cell>
          <table:table-cell office:value-type="float" office:value="-34" calcext:value-type="float">
            <text:p>-34.00</text:p>
          </table:table-cell>
          <table:table-cell table:formula="of:=[.E19]/[.D19]" office:value-type="float" office:value="26.9230769230769" calcext:value-type="float">
            <text:p>26.92</text:p>
          </table:table-cell>
          <table:table-cell table:formula="of:=20*LOG10([.G19])" office:value-type="float" office:value="28.6024938408688" calcext:value-type="float">
            <text:p>28.60</text:p>
          </table:table-cell>
          <table:table-cell table:number-columns-repeated="5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4:16:33.814452305</meta:creation-date>
    <dc:date>2015-02-06T14:52:22.779120715</dc:date>
    <meta:editing-duration>PT3M55S</meta:editing-duration>
    <meta:editing-cycles>1</meta:editing-cycles>
    <meta:document-statistic meta:table-count="1" meta:cell-count="153" meta:object-count="0"/>
    <meta:generator>LibreOffice/4.2.7.2$Linux_X86_64 LibreOffice_project/420m0$Build-2</meta:generator>
  </office:meta>
</office:document-meta>
</file>